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 draw:shadow="visible" draw:shadow-offset-x="0.1cm" draw:shadow-offset-y="0.1cm" draw:shadow-opacity="90%"/>
    </style:style>
    <style:style style:name="gr6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cm"/>
    </style:style>
    <style:style style:name="gr9" style:family="graphic" style:parent-style-name="standard">
      <style:graphic-properties draw:textarea-horizontal-align="justify" draw:textarea-vertical-align="middle" draw:auto-grow-height="false" draw:shadow="visible"/>
    </style:style>
    <style:style style:name="gr10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1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cm" svg:stroke-color="#000000" draw:marker-start-width="0.425cm" draw:marker-end-width="0.425cm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fill-color="#aea79f" draw:textarea-horizontal-align="justify" draw:textarea-vertical-align="middle" draw:auto-grow-height="false" draw:shadow="visible"/>
    </style:style>
    <style:style style:name="gr14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1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6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2.35cm"/>
    </style:style>
    <style:style style:name="gr18" style:family="graphic" style:parent-style-name="standard">
      <style:graphic-properties draw:stroke="none" svg:stroke-color="#000000" draw:fill="none" draw:fill-color="#ffffff" fo:min-height="7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5" draw:id="id5">
          <draw:custom-shape draw:style-name="gr1" draw:text-style-name="P1" draw:layer="layout" svg:width="5.5cm" svg:height="7.3cm" svg:x="1.7cm" svg:y="5.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1cm" svg:height="2.1cm" svg:x="3.5cm" svg:y="5.9cm">
            <text:p text:style-name="P1">hpk.dic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3.647cm" svg:height="2.1cm" svg:x="2.6cm" svg:y="9.2cm">
            <text:p text:style-name="P1">baseline.aff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1" draw:id="id1" draw:layer="layout" svg:width="7.6cm" svg:height="2.1cm" svg:x="10.3cm" svg:y="6.2cm">
          <text:p text:style-name="P1">create_pre_release.py<text:line-break/>(hpk)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3cm" svg:height="2.1cm" svg:x="21.4cm" svg:y="3.2cm">
          <text:p text:style-name="P1">pr001_hpk.d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4.3cm" svg:height="2.1cm" svg:x="21.4cm" svg:y="6.4cm">
          <text:p text:style-name="P1"><text:span text:style-name="T1">pr001_hpk.s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" draw:id="id4" draw:layer="layout" svg:width="4.3cm" svg:height="2.1cm" svg:x="21.4cm" svg:y="9.5cm">
          <text:p text:style-name="P1">pr001_hpk.aff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7.9cm" svg:y1="7.25cm" svg:x2="21.4cm" svg:y2="4.25cm" draw:start-shape="id1" draw:start-glue-point="1" draw:end-shape="id2" draw:end-glue-point="3" svg:d="M17900 7250l3500-3000" svg:viewBox="0 0 3501 3001">
          <text:p/>
        </draw:connector>
        <draw:connector draw:style-name="gr7" draw:text-style-name="P1" draw:layer="layout" draw:type="line" svg:x1="17.9cm" svg:y1="7.25cm" svg:x2="21.4cm" svg:y2="7.45cm" draw:start-shape="id1" draw:start-glue-point="1" draw:end-shape="id3" draw:end-glue-point="3" svg:d="M17900 7250l3500 200" svg:viewBox="0 0 3501 201">
          <text:p/>
        </draw:connector>
        <draw:connector draw:style-name="gr7" draw:text-style-name="P1" draw:layer="layout" draw:type="line" svg:x1="17.9cm" svg:y1="7.25cm" svg:x2="21.4cm" svg:y2="10.55cm" draw:start-shape="id1" draw:start-glue-point="1" draw:end-shape="id4" draw:end-glue-point="3" svg:d="M17900 7250l3500 3300" svg:viewBox="0 0 3501 3301">
          <text:p/>
        </draw:connector>
        <draw:custom-shape draw:style-name="gr3" draw:text-style-name="P1" xml:id="id6" draw:id="id6" draw:layer="layout" svg:width="6.2cm" svg:height="1.3cm" svg:x="1.3cm" svg:y="2.8cm">
          <text:p text:style-name="P1">json_to_baseline.py</text:p>
          <draw:enhanced-geometry svg:viewBox="0 0 21600 21600" draw:type="rectangle" draw:enhanced-path="M 0 0 L 21600 0 21600 21600 0 21600 0 0 Z N"/>
        </draw:custom-shape>
        <draw:frame draw:style-name="gr8" draw:layer="layout" svg:width="12.7cm" svg:height="2.384cm" svg:x="8.2cm" svg:y="11.1cm">
          <draw:text-box>
            <text:p>The pre-release name 'hpk' is given as a parameter to the function. The pre-release number is calculated automatically. </text:p>
          </draw:text-box>
        </draw:frame>
        <draw:connector draw:style-name="gr7" draw:text-style-name="P1" draw:layer="layout" draw:type="line" svg:x1="7.2cm" svg:y1="8.75cm" svg:x2="10.3cm" svg:y2="7.25cm" draw:start-shape="id5" draw:start-glue-point="1" draw:end-shape="id1" draw:end-glue-point="3" svg:d="M7200 8750l3100-1500" svg:viewBox="0 0 3101 1501">
          <text:p/>
        </draw:connector>
        <draw:connector draw:style-name="gr7" draw:text-style-name="P1" draw:layer="layout" draw:type="line" svg:x1="4.4cm" svg:y1="4.1cm" svg:x2="4.45cm" svg:y2="5.1cm" draw:start-shape="id6" draw:start-glue-point="2" draw:end-shape="id5" draw:end-glue-point="0" svg:d="M4400 4100l50 1000" svg:viewBox="0 0 51 1001">
          <text:p/>
        </draw:connector>
      </draw:page>
      <draw:page draw:name="page2" draw:style-name="dp1" draw:master-page-name="Default">
        <draw:custom-shape draw:style-name="gr1" draw:text-style-name="P1" xml:id="id14" draw:id="id14" draw:layer="layout" svg:width="2.8cm" svg:height="9.5cm" svg:x="25.8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5cm" svg:height="9.5cm" svg:x="20.3cm" svg:y="2cm">
          <text:p/>
          <draw:enhanced-geometry svg:viewBox="0 0 21600 21600" draw:type="rectangle" draw:enhanced-path="M 0 0 L 21600 0 21600 21600 0 21600 0 0 Z N"/>
        </draw:custom-shape>
        <draw:g xml:id="id7" draw:id="id7">
          <draw:custom-shape draw:style-name="gr1" draw:text-style-name="P1" draw:layer="layout" svg:width="5.7cm" svg:height="9.3cm" svg:x="3.3cm" svg:y="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2cm" svg:height="2.1cm" svg:x="4cm" svg:y="2.9cm">
            <text:p text:style-name="P1"><text:span text:style-name="T2">pr001_hpk.di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4.2cm" svg:height="2.1cm" svg:x="4cm" svg:y="5.725cm">
            <text:p text:style-name="P1"><text:span text:style-name="T1">pr001_hpk.su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4.2cm" svg:height="2.1cm" svg:x="4cm" svg:y="8.5cm">
            <text:p text:style-name="P1"><text:span text:style-name="T2">pr001_hpk.af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3" xml:id="id10" draw:id="id10" draw:layer="layout" svg:width="3.6cm" svg:height="1.5cm" svg:x="13.4cm" svg:y="1.6cm">
          <text:p text:style-name="P1"><text:span text:style-name="T2">foo.wo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1cm" svg:height="2.1cm" svg:x="26.2cm" svg:y="2.9cm">
          <text:p text:style-name="P1"><text:span text:style-name="T2">hpk.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cm" svg:height="2.1cm" svg:x="26.2cm" svg:y="5.8cm">
          <text:p text:style-name="P1"><text:span text:style-name="T1">hpk.s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4.1cm" svg:height="2.1cm" svg:x="20.8cm" svg:y="2.9cm">
          <text:p text:style-name="P1"><text:span text:style-name="T2">pr002_foo.d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4.05cm" svg:height="2.1cm" svg:x="20.8cm" svg:y="5.825cm">
          <text:p text:style-name="P1"><text:span text:style-name="T1">pr002_foo.s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1cm" svg:height="2.1cm" svg:x="26.2cm" svg:y="8.6cm">
          <text:p text:style-name="P1"><text:span text:style-name="T2">hpk.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4cm" svg:height="2.1cm" svg:x="20.8cm" svg:y="8.7cm">
          <text:p text:style-name="P1"><text:span text:style-name="T2">pr002_foo.a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8" draw:id="id8" draw:layer="layout" svg:width="5.3cm" svg:height="1.3cm" svg:x="3.5cm" svg:y="12.5cm">
          <text:p text:style-name="P1"><text:span text:style-name="T2">create_release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6.15cm" svg:y1="11.3cm" svg:x2="6.15cm" svg:y2="12.5cm" draw:start-shape="id7" draw:start-glue-point="2" draw:end-shape="id8" draw:end-glue-point="0" svg:d="M6150 11300v1200" svg:viewBox="0 0 1 1201">
          <text:p/>
        </draw:connector>
        <draw:g>
          <draw:custom-shape draw:style-name="gr15" draw:text-style-name="P1" xml:id="id9" draw:id="id9" draw:layer="layout" svg:width="11cm" svg:height="3.4cm" svg:x="1cm" svg:y="1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2.4cm" svg:height="2.4cm" svg:x="1.3cm" svg:y="16.6cm">
            <text:p text:style-name="P1"><text:span text:style-name="T3">mi_NZ.d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2.4cm" svg:height="2.4cm" svg:x="3.95cm" svg:y="16.6cm">
            <text:p text:style-name="P1"><text:span text:style-name="T3">mi_NZ.aff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2.4cm" svg:height="2.4cm" svg:x="9.2cm" svg:y="16.6cm">
            <text:p text:style-name="P1"><text:span text:style-name="T3">install.rdf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2.4cm" svg:height="2.4cm" svg:x="6.6cm" svg:y="16.6cm">
            <text:p text:style-name="P1"><text:span text:style-name="T3">mi_NZ.xpi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1" draw:layer="layout" draw:type="line" svg:x1="6.15cm" svg:y1="13.8cm" svg:x2="6.5cm" svg:y2="16cm" draw:start-shape="id8" draw:start-glue-point="2" draw:end-shape="id9" svg:d="M6150 13800l350 2200" svg:viewBox="0 0 351 2201">
          <text:p/>
        </draw:connector>
        <draw:custom-shape draw:style-name="gr3" draw:text-style-name="P1" xml:id="id11" draw:id="id11" draw:layer="layout" svg:width="6.6cm" svg:height="2.1cm" svg:x="11.9cm" svg:y="5.1cm">
          <text:p text:style-name="P1">create_pre_release.py<text:line-break/>(foo)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15.2cm" svg:y1="3.1cm" svg:x2="15.2cm" svg:y2="5.1cm" draw:start-shape="id10" draw:start-glue-point="2" draw:end-shape="id11" draw:end-glue-point="0" svg:d="M15200 3100v2000" svg:viewBox="0 0 1 2001">
          <text:p/>
        </draw:connector>
        <draw:connector draw:style-name="gr7" draw:text-style-name="P1" draw:layer="layout" draw:type="line" svg:x1="9cm" svg:y1="6.65cm" svg:x2="11.9cm" svg:y2="6.15cm" draw:start-shape="id7" draw:start-glue-point="1" draw:end-shape="id11" draw:end-glue-point="3" svg:d="M9000 6650l2900-500" svg:viewBox="0 0 2901 501">
          <text:p/>
        </draw:connector>
        <draw:frame draw:style-name="gr17" draw:layer="layout" svg:width="7.9cm" svg:height="3.806cm" svg:x="10.8cm" svg:y="11.1cm">
          <draw:text-box>
            <text:p>If the release is successful, the last thing done is the removal of the prXXX_ from the start of the filenames <text:s/></text:p>
          </draw:text-box>
        </draw:frame>
        <draw:g xml:id="id15" draw:id="id15">
          <draw:custom-shape draw:style-name="gr15" draw:text-style-name="P1" draw:layer="layout" svg:width="11cm" svg:height="3.4cm" svg:x="17.4cm" svg:y="15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2.4cm" svg:height="2.4cm" svg:x="17.7cm" svg:y="16.5cm">
            <text:p text:style-name="P1"><text:span text:style-name="T3">mi_NZ.dic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2.4cm" svg:height="2.4cm" svg:x="20.35cm" svg:y="16.5cm">
            <text:p text:style-name="P1"><text:span text:style-name="T3">mi_NZ.aff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2.4cm" svg:height="2.4cm" svg:x="25.6cm" svg:y="16.5cm">
            <text:p text:style-name="P1"><text:span text:style-name="T3">install.rdf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2.4cm" svg:height="2.4cm" svg:x="23cm" svg:y="16.5cm">
            <text:p text:style-name="P1"><text:span text:style-name="T3">mi_NZ.xpi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xml:id="id13" draw:id="id13" draw:layer="layout" svg:width="5.3cm" svg:height="1.3cm" svg:x="22cm" svg:y="13cm">
          <text:p text:style-name="P1"><text:span text:style-name="T2">create_release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22.8cm" svg:y1="11.5cm" svg:x2="24.65cm" svg:y2="13cm" draw:start-shape="id12" draw:start-glue-point="2" draw:end-shape="id13" draw:end-glue-point="0" svg:d="M22800 11500l1850 1500" svg:viewBox="0 0 1851 1501">
          <text:p/>
        </draw:connector>
        <draw:connector draw:style-name="gr7" draw:text-style-name="P1" draw:layer="layout" draw:type="line" svg:x1="27.2cm" svg:y1="11.5cm" svg:x2="24.65cm" svg:y2="13cm" draw:start-shape="id14" draw:start-glue-point="2" draw:end-shape="id13" draw:end-glue-point="0" svg:d="M27200 11500l-2550 1500" svg:viewBox="0 0 2551 1501">
          <text:p/>
        </draw:connector>
        <draw:connector draw:style-name="gr7" draw:text-style-name="P1" draw:layer="layout" draw:type="line" svg:x1="24.65cm" svg:y1="14.3cm" svg:x2="22.9cm" svg:y2="15.9cm" draw:start-shape="id13" draw:start-glue-point="2" draw:end-shape="id15" svg:d="M24650 14300l-1750 1600" svg:viewBox="0 0 1751 1601">
          <text:p/>
        </draw:connector>
      </draw:page>
      <draw:page draw:name="page3" draw:style-name="dp1" draw:master-page-name="Default">
        <draw:frame draw:style-name="gr18" draw:layer="layout" svg:width="24.8cm" svg:height="12.338cm" svg:x="3.2cm" svg:y="1.329cm">
          <draw:text-box>
            <text:p>Note that the .sup files can be “empty” (an “empty” .sup file will consist simply of the number 0 on the first line)</text:p>
            <text:p><text:line-break/>Each dic and sup file will be kept on the file system in /home/graham/PythonProjects/hunspell/hunspell/pre_releases</text:p>
            <text:p/>
            <text:p>In the case of every release the files from line 2 onwards will be combined (preserving order) and the total number of words will be added to the top of the release file.<text:line-break/></text:p>
            <text:p>release_003_bar.dic in this case.</text:p>
            <text:p/>
            <text:p>The releases will go into a folder as follows</text:p>
            <text:p>/home/graham/PythonProjects/hunspell/hunspell/releases/003_bar</text:p>
            <text:p/>
            <text:p>Where '003_bar' is the release number (“003”) in this case followed by '_' followed by the release name “bar”.<text:line-break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svg:stroke-opacity="80%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6T10:48:29.895097283</meta:creation-date>
    <dc:date>2016-12-25T21:56:47.785187527</dc:date>
    <meta:editing-duration>P1DT1H16M18S</meta:editing-duration>
    <meta:editing-cycles>47</meta:editing-cycles>
    <meta:generator>LibreOffice/4.2.8.2$Linux_X86_64 LibreOffice_project/420m0$Build-2</meta:generator>
    <meta:document-statistic meta:object-count="53"/>
  </office:meta>
</office:document-meta>
</file>